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3f9b" officeooo:paragraph-rsid="00113f9b" style:font-weight-asian="bold" style:font-weight-complex="bold"/>
    </style:style>
    <style:style style:name="P2" style:family="paragraph" style:parent-style-name="Standard">
      <style:text-properties fo:font-weight="bold" officeooo:rsid="0012ea4f" officeooo:paragraph-rsid="0012ea4f" style:font-weight-asian="bold" style:font-weight-complex="bold"/>
    </style:style>
    <style:style style:name="P3" style:family="paragraph" style:parent-style-name="Standard">
      <style:text-properties fo:font-weight="normal" officeooo:rsid="00113f9b" officeooo:paragraph-rsid="00113f9b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113f9b" officeooo:paragraph-rsid="00113f9b" style:font-weight-asian="normal" style:font-weight-complex="normal"/>
    </style:style>
    <style:style style:name="P5" style:family="paragraph" style:parent-style-name="Standard" style:list-style-name="L3">
      <style:text-properties fo:font-weight="normal" officeooo:rsid="00113f9b" officeooo:paragraph-rsid="00113f9b" style:font-weight-asian="normal" style:font-weight-complex="normal"/>
    </style:style>
    <style:style style:name="P6" style:family="paragraph" style:parent-style-name="Standard" style:list-style-name="L6">
      <style:text-properties fo:font-weight="normal" officeooo:rsid="00113f9b" officeooo:paragraph-rsid="00113f9b" style:font-weight-asian="normal" style:font-weight-complex="normal"/>
    </style:style>
    <style:style style:name="P7" style:family="paragraph" style:parent-style-name="Standard" style:list-style-name="L6">
      <style:text-properties fo:font-weight="normal" officeooo:rsid="0012ea4f" officeooo:paragraph-rsid="0012ea4f" style:font-weight-asian="normal" style:font-weight-complex="normal"/>
    </style:style>
    <style:style style:name="P8" style:family="paragraph" style:parent-style-name="Standard">
      <style:text-properties fo:font-weight="normal" officeooo:rsid="0012ea4f" officeooo:paragraph-rsid="0012ea4f" style:font-weight-asian="normal" style:font-weight-complex="normal"/>
    </style:style>
    <style:style style:name="P9" style:family="paragraph" style:parent-style-name="Standard" style:list-style-name="L7">
      <style:text-properties fo:font-weight="normal" officeooo:rsid="0012ea4f" officeooo:paragraph-rsid="0012ea4f" style:font-weight-asian="normal" style:font-weight-complex="normal"/>
    </style:style>
    <style:style style:name="P10" style:family="paragraph" style:parent-style-name="Standard" style:list-style-name="L11">
      <style:text-properties fo:font-weight="normal" officeooo:rsid="0014372b" officeooo:paragraph-rsid="0014372b" style:font-weight-asian="normal" style:font-weight-complex="normal"/>
    </style:style>
    <style:style style:name="P11" style:family="paragraph" style:parent-style-name="Standard" style:list-style-name="L5">
      <style:text-properties officeooo:paragraph-rsid="00113f9b"/>
    </style:style>
    <style:style style:name="P12" style:family="paragraph" style:parent-style-name="Standard">
      <style:text-properties officeooo:paragraph-rsid="0012ea4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372b" style:font-weight-asian="bold" style:font-weight-complex="bold"/>
    </style:style>
    <style:style style:name="T3" style:family="text">
      <style:text-properties fo:font-weight="normal" officeooo:rsid="00113f9b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officeooo:rsid="00113f9b" style:font-style-asian="italic" style:font-weight-asian="normal" style:font-style-complex="italic" style:font-weight-complex="normal"/>
    </style:style>
    <style:style style:name="T6" style:family="text">
      <style:text-properties officeooo:rsid="0012ea4f"/>
    </style:style>
    <style:style style:name="T7" style:family="text">
      <style:text-properties officeooo:rsid="001437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772in" fo:text-indent="-0.25in" fo:margin-left="0.4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272in" fo:text-indent="-0.25in" fo:margin-left="0.7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772in" fo:text-indent="-0.25in" fo:margin-left="0.9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272in" fo:text-indent="-0.25in" fo:margin-left="1.2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772in" fo:text-indent="-0.25in" fo:margin-left="1.4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 Links <text:span text:style-name="T6">and Images</text:span></text:p>
      <text:p text:style-name="P3"/>
      <text:p text:style-name="P3"><text:tab/><text:span text:style-name="T1">Anchor Elements</text:span></text:p>
      <text:list xml:id="list2340402210" text:style-name="L2">
        <text:list-item>
          <text:p text:style-name="P4">An anchor element &lt;a&gt; is defined by wrapping the text or another HTML element we want to be a link with the &lt;a&gt; tag.</text:p>
        </text:list-item>
        <text:list-item>
          <text:p text:style-name="P4">The anchor tag can be used to link to any kind of resource on the Internet (videos, pdf files, images, etc.)</text:p>
        </text:list-item>
      </text:list>
      <text:p text:style-name="P3"/>
      <text:p text:style-name="P3"><text:span text:style-name="T1">HTML Attribute</text:span></text:p>
      <text:list xml:id="list2741168218" text:style-name="L3">
        <text:list-item>
          <text:p text:style-name="P5">A HTML attribute gives additional information to an HTML element and always goes in the elements opening tag.</text:p>
          <text:list>
            <text:list-item>
              <text:p text:style-name="P5">A href attribute is the destination of a link.</text:p>
            </text:list-item>
            <text:list-item>
              <text:p text:style-name="P5">Example: &lt;a href =“<text:a xlink:type="simple" xlink:href="https://www.webpage.com/" text:style-name="Internet_20_link" text:visited-style-name="Visited_20_Internet_20_Link">https://www.webpage.com</text:a>”&gt;click me&lt;/a&gt;</text:p>
              <text:p text:style-name="P5"/>
            </text:list-item>
          </text:list>
        </text:list-item>
      </text:list>
      <text:p text:style-name="P3"/>
      <text:p text:style-name="P3"><text:span text:style-name="T1">Absolute and Relative Links</text:span></text:p>
      <text:p text:style-name="P3"><text:span text:style-name="T1"/></text:p>
      <text:p text:style-name="P3"><text:span text:style-name="T1"><text:tab/>Absolute Links</text:span></text:p>
      <text:list xml:id="list3457419286" text:style-name="L5">
        <text:list-item>
          <text:p text:style-name="P11"><text:span text:style-name="T3">Absolute links are links that links to pages on other websites on the Internet.</text:span></text:p>
        </text:list-item>
        <text:list-item>
          <text:p text:style-name="P11"><text:span text:style-name="T3">A typical absolute link will contain the following parts: </text:span><text:span text:style-name="T5">protocol://domain/path</text:span></text:p>
          <text:p text:style-name="P11"><text:span text:style-name="T5"/></text:p>
        </text:list-item>
      </text:list>
      <text:p text:style-name="P3"><text:span text:style-name="T1"><text:tab/>Relative Links</text:span></text:p>
      <text:list xml:id="list2316898268" text:style-name="L6">
        <text:list-item>
          <text:p text:style-name="P6">Relative links are links that links to pages within our own website. Relative links do not include the domain name, as it assumes the domain is the same.</text:p>
        </text:list-item>
        <text:list-item>
          <text:p text:style-name="P7">Relative links only includes the file path to the other page, relative to the page the link is created on.</text:p>
        </text:list-item>
      </text:list>
      <text:p text:style-name="P8"/>
      <text:p text:style-name="P2">Images</text:p>
      <text:list xml:id="list1086510996" text:style-name="L7">
        <text:list-item>
          <text:p text:style-name="P9">Images in HTML can be created by using the &lt;img&gt; element.</text:p>
        </text:list-item>
        <text:list-item>
          <text:p text:style-name="P9">The image element &lt;img&gt; is empty, no closing tag.</text:p>
        </text:list-item>
      </text:list>
      <text:p text:style-name="P12"><text:span text:style-name="T2">Src attribute</text:span></text:p>
      <text:list xml:id="list181003272442203" text:continue-numbering="true" text:style-name="L7">
        <text:list-item>
          <text:p text:style-name="P9">The image tag uses a<text:span text:style-name="T7">n</text:span> <text:span text:style-name="T4">src</text:span> attribute which tells the browser where the image is located, it works similar to the href attribute for anchor tags.</text:p>
        </text:list-item>
        <text:list-item>
          <text:p text:style-name="P9">It can embed images through both absolute and relative paths.</text:p>
        </text:list-item>
      </text:list>
      <text:p text:style-name="P8"><text:tab/></text:p>
      <text:p text:style-name="P8"><text:span text:style-name="T2">Alt attribute</text:span></text:p>
      <text:list xml:id="list2152503978" text:style-name="L11">
        <text:list-item>
          <text:list>
            <text:list-item>
              <text:p text:style-name="P10">The alt attribute<text:span text:style-name="T4"> alt </text:span>is used to describe an image, it will be used in place of the image if it cannot be loaded. It is also used by screen readers to describe the image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6" meta:word-count="277" meta:character-count="1490" meta:non-whitespace-character-count="1248"/>
  </office:meta>
</office:document-meta>
</file>